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D0000013AE3731C18.png" manifest:media-type="image/png"/>
  <manifest:file-entry manifest:full-path="Pictures/10000001000001DE00000101C97C8004.png" manifest:media-type="image/png"/>
  <manifest:file-entry manifest:full-path="Pictures/10000001000001EC000000AC0096225F.png" manifest:media-type="image/png"/>
  <manifest:file-entry manifest:full-path="Pictures/10000001000001C8000000B077C0E537.png" manifest:media-type="image/png"/>
  <manifest:file-entry manifest:full-path="Pictures/10000001000001E8000000C8998AE23E.png" manifest:media-type="image/png"/>
  <manifest:file-entry manifest:full-path="Pictures/10000001000001DD0000008A4556606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cac9"/>
    </style:style>
    <style:style style:name="P2" style:family="paragraph" style:parent-style-name="Standard">
      <style:text-properties officeooo:rsid="000dcac9" officeooo:paragraph-rsid="000dcac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6" text:anchor-type="char" svg:width="6.9252in" svg:height="2.0965in" draw:z-index="5"><draw:image xlink:href="Pictures/100000010000040D0000013AE3731C1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1" text:anchor-type="char" svg:width="6.7398in" svg:height="3.6228in" draw:z-index="0"><draw:image xlink:href="Pictures/10000001000001DE00000101C97C8004.png" xlink:type="simple" xlink:show="embed" xlink:actuate="onLoad" draw:mime-type="image/png"/></draw:frame><text:soft-page-break/></text:p>
      <text:p text:style-name="P2"/>
      <text:p text:style-name="P2"><draw:frame draw:style-name="fr2" draw:name="Image2" text:anchor-type="char" svg:width="6.8126in" svg:height="2.3811in" draw:z-index="1"><draw:image xlink:href="Pictures/10000001000001EC000000AC0096225F.png" xlink:type="simple" xlink:show="embed" xlink:actuate="onLoad" draw:mime-type="image/png"/></draw:frame></text:p>
      <text:p text:style-name="P2"/>
      <text:p text:style-name="P2"><draw:frame draw:style-name="fr3" draw:name="Image3" text:anchor-type="char" svg:width="6.9571in" svg:height="2.8508in" draw:z-index="2"><draw:image xlink:href="Pictures/10000001000001E8000000C8998AE23E.png" xlink:type="simple" xlink:show="embed" xlink:actuate="onLoad" draw:mime-type="image/png"/></draw:frame><text:soft-page-break/></text:p>
      <text:p text:style-name="P2"><draw:frame draw:style-name="fr2" draw:name="Image4" text:anchor-type="char" svg:width="7.0417in" svg:height="2.0366in" draw:z-index="3"><draw:image xlink:href="Pictures/10000001000001DD0000008A4556606D.png" xlink:type="simple" xlink:show="embed" xlink:actuate="onLoad" draw:mime-type="image/png"/></draw:frame></text:p>
      <text:p text:style-name="P2"><draw:frame draw:style-name="fr2" draw:name="Image5" text:anchor-type="char" svg:width="6.8354in" svg:height="2.6374in" draw:z-index="4"><draw:image xlink:href="Pictures/10000001000001C8000000B077C0E53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20T07:51:07.836000000</meta:creation-date>
    <dc:date>2025-10-20T08:04:31.249000000</dc:date>
    <meta:editing-duration>PT3M12S</meta:editing-duration>
    <meta:editing-cycles>1</meta:editing-cycles>
    <meta:document-statistic meta:table-count="0" meta:image-count="6" meta:object-count="0" meta:page-count="3" meta:paragraph-count="0" meta:word-count="0" meta:character-count="0" meta:non-whitespace-character-count="0"/>
    <meta:generator>LibreOffice/24.2.2.2$Windows_X86_64 LibreOffice_project/d56cc158d8a96260b836f100ef4b4ef25d6f1a01</meta:generator>
  </office:meta>
</office:document-meta>
</file>